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4210" officeooo:paragraph-rsid="000f4210"/>
    </style:style>
    <style:style style:name="P2" style:family="paragraph" style:parent-style-name="Standard">
      <style:text-properties officeooo:rsid="000ff6f1" officeooo:paragraph-rsid="000ff6f1"/>
    </style:style>
    <style:style style:name="P3" style:family="paragraph" style:parent-style-name="Standard">
      <style:text-properties officeooo:rsid="001f4b24" officeooo:paragraph-rsid="001f4b24"/>
    </style:style>
    <style:style style:name="T1" style:family="text">
      <style:text-properties officeooo:rsid="000ff6f1"/>
    </style:style>
    <style:style style:name="T2" style:family="text">
      <style:text-properties officeooo:rsid="001262df"/>
    </style:style>
    <style:style style:name="T3" style:family="text">
      <style:text-properties officeooo:rsid="0013df20"/>
    </style:style>
    <style:style style:name="T4" style:family="text">
      <style:text-properties fo:font-style="italic" officeooo:rsid="0013df20" style:font-style-asian="italic" style:font-style-complex="italic"/>
    </style:style>
    <style:style style:name="T5" style:family="text">
      <style:text-properties officeooo:rsid="001789fe"/>
    </style:style>
    <style:style style:name="T6" style:family="text">
      <style:text-properties officeooo:rsid="001a2b1e"/>
    </style:style>
    <style:style style:name="T7" style:family="text">
      <style:text-properties officeooo:rsid="001ce67b"/>
    </style:style>
    <style:style style:name="T8" style:family="text">
      <style:text-properties officeooo:rsid="001e75a2"/>
    </style:style>
    <style:style style:name="T9" style:family="text">
      <style:text-properties officeooo:rsid="0020f3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bout a month and a half ago in mid September I started re-playing the original “Fallout” game. <text:s/>I started the game a few years back but never beat it, so I figured “what the hey?” and re-downloaded it to play through again. I found myself captivated by the atmosphere, story, and gameplay mechanics that Fallout has to offer, and while I was navigating my way through <text:span text:style-name="T1">the sewers of Necropolis I found myself thinking “this would make for a really cool dungeon crawler.” I’ve been having the hankerings to play a dungeon crawler or roguelike for a while now, but I didn’t want the responsibility of taking on a new, potentially free-time sucking game to beat. I have a really bad problem with:</text:span></text:p>
      <text:p text:style-name="P1"><text:tab/><text:span text:style-name="T1">a) Taking a long time to beat games.</text:span></text:p>
      <text:p text:style-name="P1"><text:span text:style-name="T1"><text:tab/>b) Not finishing games.</text:span></text:p>
      <text:p text:style-name="P2">Case in point, I bought Tales of Vesperia back in May and fell in love with the game, but I’ve yet to beat it. I sort of got stuck on a tough boss about 45 hours in, and I haven’t really touched it since. I suppose I’ll get back it it at some point.</text:p>
      <text:p text:style-name="P2"><text:tab/>Anyway, tangents aside, I thought “why not build your own dungeon crawler roguelike style game? It’ll be a fun project, you’ll get some practice with web development and programming, and you’ll have something neat to show off on your portfolio when you’re done.” So I <text:span text:style-name="T2">s</text:span>et to work on creating a game using primarily Javascript and HTML. <text:span text:style-name="T3">I wanted to use the three.js library to get 3d dungeons, as I’ve had some previous experience using it in </text:span><text:span text:style-name="T4">one of my art projects</text:span><text:span text:style-name="T3"> (include link) and I thought it would be cool to have something like “The Legend of Grimrock” running in a browser. I did some research on dungeon generation algorithms, and was particularly inspired by the techniques used in the original Diablo game. There’s a great </text:span><text:span text:style-name="T4">blog post</text:span><text:span text:style-name="T3"> (include link) that details the efforts used to reverse engineer the source code of the game, and shows how each dungeon “type” is generated. I was especially inspired by the process used to create the “Church” style dungeons, and wanted to create something similar. It turns out what I’d wind up with pulled off this goal by accident. I’ll explain what I mean.</text:span></text:p>
      <text:p text:style-name="P2"><text:tab/><text:span text:style-name="T5">The first iteration used a design similar to ASCII style dungeons only each tile was represented by a bundled set of walls (or no walls) with a floor. I created an extensive mapping for how this was to go down (include image here). This seemed like a great idea until I had to consider how I was to draw halls between rooms. It was doable, but the way I had coded the renderer meant I could only draw hallways at least one tile away from an edge. Plus it made the possibility of generating non-rectangular rooms very complicated to implement. I figured this was an inflexible design so I decided to change things up and refactor a majority of the dungeon generation code. </text:span></text:p>
      <text:p text:style-name="P2"><text:tab/><text:span text:style-name="T6">I then had the realization: “you dummy! There’s only two main types of tiles, and that’s floors and walls.” From the first person perspective of the game character, a cube will look like a wall. So there’s no point in creating a complicated system where each each type of element that would how up in a dungeon is represented by a different character in a map. So I took the suggestion from this tutorial <text:s/>(</text:span><text:a xlink:type="simple" xlink:href="https://nluqo.github.io/broughlike-tutorial/" text:style-name="Internet_20_link" text:visited-style-name="Visited_20_Internet_20_Link"><text:span text:style-name="T6">https://nluqo.github.io/broughlike-tutorial/</text:span></text:a><text:span text:style-name="T6">) to start by filling in an n x n space will walls, then hollowing out the insides wherever the algorithm places a room. I set parameters to determine the minimum and maximum widths and heights for each room and made a simple loop that randomly chooses the starting space for each room. The end result was placing rooms on top of rooms, but you’d never know this because the algorithm was designed to treat a room just as a set of tiles to be switched from “wall” to “floor.” So we wind up with bizarrely shaped rooms, which I was pretty happy with. I didn’t want the dungeon floors to look sterile or too mechanically created, so it was neat to see strange geometry being set.</text:span></text:p>
      <text:p text:style-name="P2"><text:tab/><text:span text:style-name="T7">The next step was to draw the hallways between the rooms. I knew I wanted to ensure connectivity, so I used an algorithm that would generate a fully connected graph. I set each graph node as a random point within each room to ensure that each room would be connected to all the other rooms. The algorithm went something like this:</text:span></text:p>
      <text:p text:style-name="P2"><text:tab/><text:span text:style-name="T8">All nodes are in set N</text:span></text:p>
      <text:p text:style-name="P2"><text:tab/><text:span text:style-name="T8">Set S contains all connected node (is initially empty)</text:span></text:p>
      <text:p text:style-name="P2"><text:soft-page-break/><text:tab/><text:tab/><text:span text:style-name="T8">Remove a node from N and place it in S</text:span></text:p>
      <text:p text:style-name="P2"><text:tab/><text:tab/><text:span text:style-name="T8">Randomly select a node from N and draw an edge from that node to a randomly selected <text:tab/><text:tab/>node in S.</text:span></text:p>
      <text:p text:style-name="P2"><text:tab/><text:tab/><text:span text:style-name="T8">Repeat the process until all nodes have been removed from N and placed in S. This <text:tab/><text:tab/><text:tab/>creates a fully connected graph.</text:span><text:tab/></text:p>
      <text:p text:style-name="P2"/>
      <text:p text:style-name="P3">To create a more or less dense graph, you can either have just enough edges to connect each node or include extra edges that run between randomly selected nodes in S. <text:span text:style-name="T9">Adding extra edges between nodes means more hallways, which I like to create dungeon floors with tons of back doors and side paths and stu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0:18:04.266846438</meta:creation-date>
    <dc:date>2019-10-28T22:15:10.744570700</dc:date>
    <meta:editing-duration>PT54M10S</meta:editing-duration>
    <meta:editing-cycles>14</meta:editing-cycles>
    <meta:generator>LibreOffice/6.0.7.3$Linux_X86_64 LibreOffice_project/00m0$Build-3</meta:generator>
    <meta:document-statistic meta:table-count="0" meta:image-count="0" meta:object-count="0" meta:page-count="2" meta:paragraph-count="14" meta:word-count="888" meta:character-count="4887" meta:non-whitespace-character-count="3989"/>
  </office:meta>
</office:document-meta>
</file>